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4.87pt" svg:y="142.13pt">
            <loext:p draw:notify-on-update-of-ranges="Sheet1.B3:Sheet1.B3 Sheet1.C3:Sheet1.H3 Sheet1.B4:Sheet1.B4 Sheet1.C4:Sheet1.H4 Sheet1.B5:Sheet1.B5 Sheet1.C5:Sheet1.H5 Sheet1.B6:Sheet1.B6 Sheet1.C6:Sheet1.H6 Sheet1.B7:Sheet1.B7 Sheet1.C7:Sheet1.H7 Sheet1.B8:Sheet1.B8 Sheet1.C8:Sheet1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T. Damai Santosa</text:p>
          </table:table-cell>
          <table:covered-table-cell table:number-columns-repeated="8" table:style-name="Default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Merk</text:p>
          </table:table-cell>
          <table:table-cell office:value-type="string" calcext:value-type="string">
            <text:p>Januari</text:p>
          </table:table-cell>
          <table:table-cell office:value-type="string" calcext:value-type="string">
            <text:p>Februari</text:p>
          </table:table-cell>
          <table:table-cell office:value-type="string" calcext:value-type="string">
            <text:p>Mare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ub 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4:.H4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C5:.H5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nov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C6:.H6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7:.H7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8:.H8]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formula="of:=SUM([.C4:.C8])" office:value-type="float" office:value="32" calcext:value-type="float">
            <text:p>32</text:p>
          </table:table-cell>
          <table:table-cell table:formula="of:=SUM([.D4:.D8])" office:value-type="float" office:value="30" calcext:value-type="float">
            <text:p>30</text:p>
          </table:table-cell>
          <table:table-cell table:formula="of:=SUM([.E4:.E8])" office:value-type="float" office:value="29" calcext:value-type="float">
            <text:p>29</text:p>
          </table:table-cell>
          <table:table-cell table:formula="of:=SUM([.F4:.F8])" office:value-type="float" office:value="26" calcext:value-type="float">
            <text:p>26</text:p>
          </table:table-cell>
          <table:table-cell table:formula="of:=SUM([.G4:.G8])" office:value-type="float" office:value="27" calcext:value-type="float">
            <text:p>27</text:p>
          </table:table-cell>
          <table:table-cell table:formula="of:=SUM([.H4:.H8])" office:value-type="float" office:value="28" calcext:value-type="float">
            <text:p>28</text:p>
          </table:table-cell>
          <table:table-cell table:formula="of:=SUM([.I4:.I8])" office:value-type="float" office:value="172" calcext:value-type="float">
            <text:p>172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22:11.664590053</meta:creation-date>
    <dc:date>2018-10-12T09:57:35.679681175</dc:date>
    <meta:editing-duration>PT1M4S</meta:editing-duration>
    <meta:editing-cycles>1</meta:editing-cycles>
    <meta:document-statistic meta:table-count="1" meta:cell-count="6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205cm" style:legend-expansion="high" chart:style-name="ch2"/>
        <chart:plot-area chart:style-name="ch3" table:cell-range-address="Sheet1.B3:Sheet1.H8" chart:data-source-has-labels="both" svg:x="0.32cm" svg:y="0.18cm" svg:width="13.494cm" svg:height="8.64cm">
          <chartooo:coordinate-region svg:x="0.941cm" svg:y="0.379cm" svg:width="12.873cm" svg:height="7.794cm"/>
          <chart:axis chart:dimension="x" chart:name="primary-x" chart:style-name="ch4" chartooo:axis-type="auto">
            <chartooo:date-scale/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H4" chart:label-cell-address="Sheet1.B4:Sheet1.B4" chart:class="chart:bar">
            <chart:data-point chart:repeated="6"/>
          </chart:series>
          <chart:series chart:style-name="ch8" chart:values-cell-range-address="Sheet1.C5:Sheet1.H5" chart:label-cell-address="Sheet1.B5:Sheet1.B5" chart:class="chart:bar">
            <chart:data-point chart:repeated="6"/>
          </chart:series>
          <chart:series chart:style-name="ch9" chart:values-cell-range-address="Sheet1.C6:Sheet1.H6" chart:label-cell-address="Sheet1.B6:Sheet1.B6" chart:class="chart:bar">
            <chart:data-point chart:repeated="6"/>
          </chart:series>
          <chart:series chart:style-name="ch10" chart:values-cell-range-address="Sheet1.C7:Sheet1.H7" chart:label-cell-address="Sheet1.B7:Sheet1.B7" chart:class="chart:bar">
            <chart:data-point chart:repeated="6"/>
          </chart:series>
          <chart:series chart:style-name="ch11" chart:values-cell-range-address="Sheet1.C8:Sheet1.H8" chart:label-cell-address="Sheet1.B8:Sheet1.B8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uari</text:p>
                <draw:g>
                  <svg:desc>Sheet1.C3:Sheet1.H3</svg:desc>
                </draw:g>
              </table:table-cell>
              <table:table-cell office:value-type="string">
                <text:p>Februari</text:p>
              </table:table-cell>
              <table:table-cell office:value-type="string">
                <text:p>Maret</text:p>
              </table:table-cell>
              <table:table-cell office:value-type="string">
                <text:p>April</text:p>
              </table:table-cell>
              <table:table-cell office:value-type="string">
                <text:p>Mei</text:p>
              </table:table-cell>
              <table:table-cell office:value-type="string">
                <text:p>Juni</text:p>
              </table:table-cell>
            </table:table-row>
          </table:table-header-rows>
          <table:table-rows>
            <table:table-row>
              <table:table-cell office:value-type="string">
                <text:p>Acer</text:p>
                <draw:g>
                  <svg:desc>Sheet1.B4:Sheet1.B4</svg:desc>
                </draw:g>
              </table:table-cell>
              <table:table-cell office:value-type="float" office:value="10">
                <text:p>10</text:p>
                <draw:g>
                  <svg:desc>Sheet1.C4:Sheet1.H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sus</text:p>
                <draw:g>
                  <svg:desc>Sheet1.B5:Sheet1.B5</svg:desc>
                </draw:g>
              </table:table-cell>
              <table:table-cell office:value-type="float" office:value="9">
                <text:p>9</text:p>
                <draw:g>
                  <svg:desc>Sheet1.C5:Sheet1.H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novo</text:p>
                <draw:g>
                  <svg:desc>Sheet1.B6:Sheet1.B6</svg:desc>
                </draw:g>
              </table:table-cell>
              <table:table-cell office:value-type="float" office:value="7">
                <text:p>7</text:p>
                <draw:g>
                  <svg:desc>Sheet1.C6:Sheet1.H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P</text:p>
                <draw:g>
                  <svg:desc>Sheet1.B7:Sheet1.B7</svg:desc>
                </draw:g>
              </table:table-cell>
              <table:table-cell office:value-type="float" office:value="4">
                <text:p>4</text:p>
                <draw:g>
                  <svg:desc>Sheet1.C7:Sheet1.H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ll</text:p>
                <draw:g>
                  <svg:desc>Sheet1.B8:Sheet1.B8</svg:desc>
                </draw:g>
              </table:table-cell>
              <table:table-cell office:value-type="float" office:value="2">
                <text:p>2</text:p>
                <draw:g>
                  <svg:desc>Sheet1.C8:Sheet1.H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